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ffcc" draw:textarea-vertical-align="middle"/>
    </style:style>
    <style:style style:name="gr2" style:family="graphic" style:parent-style-name="objectwithoutfill">
      <style:graphic-properties draw:fill="none" draw:fill-color="#99ffcc" draw:textarea-vertical-align="middle"/>
    </style:style>
    <style:style style:name="gr3" style:family="graphic" style:parent-style-name="objectwithoutfill">
      <style:graphic-properties draw:stroke="dash" draw:stroke-dash="Fine_20_Dashed" draw:fill="none" draw:fill-color="#99ffcc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617cm" svg:height="0.537cm" svg:x="4.034cm" svg:y="3.041cm">
          <text:p text:style-name="P1"><text:span text:style-name="T1">3</text:span></text:p>
        </draw:ellipse>
        <draw:ellipse draw:style-name="gr1" draw:text-style-name="P2" draw:layer="layout" svg:width="0.617cm" svg:height="0.537cm" svg:x="4.035cm" svg:y="4.042cm">
          <text:p text:style-name="P1"><text:span text:style-name="T1">2</text:span></text:p>
        </draw:ellipse>
        <draw:ellipse draw:style-name="gr1" draw:text-style-name="P2" draw:layer="layout" svg:width="0.617cm" svg:height="0.537cm" svg:x="4.036cm" svg:y="5.043cm">
          <text:p text:style-name="P1"><text:span text:style-name="T1">1</text:span></text:p>
        </draw:ellipse>
        <draw:line draw:style-name="gr2" draw:text-style-name="P1" draw:layer="layout" svg:x1="4.341cm" svg:y1="3.585cm" svg:x2="4.33cm" svg:y2="4.052cm">
          <text:p/>
        </draw:line>
        <draw:line draw:style-name="gr2" draw:text-style-name="P1" draw:layer="layout" svg:x1="4.342cm" svg:y1="4.586cm" svg:x2="4.331cm" svg:y2="5.053cm">
          <text:p/>
        </draw:line>
        <draw:ellipse draw:style-name="gr1" draw:text-style-name="P2" draw:layer="layout" svg:width="0.617cm" svg:height="0.537cm" svg:x="7.328cm" svg:y="4.577cm">
          <text:p text:style-name="P1"><text:span text:style-name="T1">3</text:span></text:p>
        </draw:ellipse>
        <draw:ellipse draw:style-name="gr1" draw:text-style-name="P2" draw:layer="layout" svg:width="0.617cm" svg:height="0.537cm" svg:x="7.329cm" svg:y="5.578cm">
          <text:p text:style-name="P1"><text:span text:style-name="T1">2</text:span></text:p>
        </draw:ellipse>
        <draw:ellipse draw:style-name="gr1" draw:text-style-name="P2" draw:layer="layout" svg:width="0.617cm" svg:height="0.537cm" svg:x="7.33cm" svg:y="6.579cm">
          <text:p text:style-name="P1"><text:span text:style-name="T1">1</text:span></text:p>
        </draw:ellipse>
        <draw:line draw:style-name="gr2" draw:text-style-name="P1" draw:layer="layout" svg:x1="7.635cm" svg:y1="5.121cm" svg:x2="7.624cm" svg:y2="5.588cm">
          <text:p/>
        </draw:line>
        <draw:line draw:style-name="gr2" draw:text-style-name="P1" draw:layer="layout" svg:x1="7.636cm" svg:y1="6.122cm" svg:x2="7.625cm" svg:y2="6.589cm">
          <text:p/>
        </draw:line>
        <draw:ellipse draw:style-name="gr1" draw:text-style-name="P2" draw:layer="layout" svg:width="0.617cm" svg:height="0.537cm" svg:x="8.139cm" svg:y="3.653cm">
          <text:p text:style-name="P1"><text:span text:style-name="T1">4</text:span></text:p>
        </draw:ellipse>
        <draw:ellipse draw:style-name="gr1" draw:text-style-name="P2" draw:layer="layout" svg:width="0.617cm" svg:height="0.537cm" svg:x="8.14cm" svg:y="2.654cm">
          <text:p text:style-name="P1"><text:span text:style-name="T1">5</text:span></text:p>
        </draw:ellipse>
        <draw:line draw:style-name="gr2" draw:text-style-name="P1" draw:layer="layout" svg:x1="7.808cm" svg:y1="4.626cm" svg:x2="8.308cm" svg:y2="4.163cm">
          <text:p/>
        </draw:line>
        <draw:line draw:style-name="gr2" draw:text-style-name="P1" draw:layer="layout" svg:x1="8.431cm" svg:y1="3.179cm" svg:x2="8.42cm" svg:y2="3.646cm">
          <text:p/>
        </draw:line>
        <draw:ellipse draw:style-name="gr1" draw:text-style-name="P2" draw:layer="layout" svg:width="0.617cm" svg:height="0.537cm" svg:x="12.362cm" svg:y="4.595cm">
          <text:p text:style-name="P1"><text:span text:style-name="T1">3</text:span></text:p>
        </draw:ellipse>
        <draw:ellipse draw:style-name="gr1" draw:text-style-name="P2" draw:layer="layout" svg:width="0.617cm" svg:height="0.537cm" svg:x="12.363cm" svg:y="5.596cm">
          <text:p text:style-name="P1"><text:span text:style-name="T1">2</text:span></text:p>
        </draw:ellipse>
        <draw:ellipse draw:style-name="gr1" draw:text-style-name="P2" draw:layer="layout" svg:width="0.617cm" svg:height="0.537cm" svg:x="12.364cm" svg:y="6.597cm">
          <text:p text:style-name="P1"><text:span text:style-name="T1">1</text:span></text:p>
        </draw:ellipse>
        <draw:line draw:style-name="gr2" draw:text-style-name="P1" draw:layer="layout" svg:x1="12.669cm" svg:y1="5.139cm" svg:x2="12.658cm" svg:y2="5.606cm">
          <text:p/>
        </draw:line>
        <draw:line draw:style-name="gr2" draw:text-style-name="P1" draw:layer="layout" svg:x1="12.67cm" svg:y1="6.14cm" svg:x2="12.659cm" svg:y2="6.607cm">
          <text:p/>
        </draw:line>
        <draw:ellipse draw:style-name="gr1" draw:text-style-name="P2" draw:layer="layout" svg:width="0.617cm" svg:height="0.537cm" svg:x="13.173cm" svg:y="3.671cm">
          <text:p text:style-name="P1"><text:span text:style-name="T1">4</text:span></text:p>
        </draw:ellipse>
        <draw:ellipse draw:style-name="gr1" draw:text-style-name="P2" draw:layer="layout" svg:width="0.617cm" svg:height="0.537cm" svg:x="13.174cm" svg:y="2.672cm">
          <text:p text:style-name="P1"><text:span text:style-name="T1">5</text:span></text:p>
        </draw:ellipse>
        <draw:line draw:style-name="gr2" draw:text-style-name="P1" draw:layer="layout" svg:x1="12.842cm" svg:y1="4.644cm" svg:x2="13.342cm" svg:y2="4.181cm">
          <text:p/>
        </draw:line>
        <draw:line draw:style-name="gr2" draw:text-style-name="P1" draw:layer="layout" svg:x1="13.465cm" svg:y1="3.197cm" svg:x2="13.454cm" svg:y2="3.664cm">
          <text:p/>
        </draw:line>
        <draw:ellipse draw:style-name="gr1" draw:text-style-name="P2" draw:layer="layout" svg:width="0.617cm" svg:height="0.537cm" svg:x="12.363cm" svg:y="1.696cm">
          <text:p text:style-name="P1"><text:span text:style-name="T1">6</text:span></text:p>
        </draw:ellipse>
        <draw:line draw:style-name="gr3" draw:text-style-name="P1" draw:layer="layout" svg:x1="12.674cm" svg:y1="4.589cm" svg:x2="12.693cm" svg:y2="2.258cm">
          <text:p/>
        </draw:line>
        <draw:line draw:style-name="gr2" draw:text-style-name="P1" draw:layer="layout" svg:x1="13.359cm" svg:y1="2.702cm" svg:x2="12.933cm" svg:y2="2.128cm">
          <text:p/>
        </draw:line>
        <draw:ellipse draw:style-name="gr1" draw:text-style-name="P2" draw:layer="layout" svg:width="0.617cm" svg:height="0.537cm" svg:x="3.665cm" svg:y="10.442cm">
          <text:p text:style-name="P1"><text:span text:style-name="T1">3</text:span></text:p>
        </draw:ellipse>
        <draw:ellipse draw:style-name="gr1" draw:text-style-name="P2" draw:layer="layout" svg:width="0.617cm" svg:height="0.537cm" svg:x="3.666cm" svg:y="11.443cm">
          <text:p text:style-name="P1"><text:span text:style-name="T1">2</text:span></text:p>
        </draw:ellipse>
        <draw:ellipse draw:style-name="gr1" draw:text-style-name="P2" draw:layer="layout" svg:width="0.617cm" svg:height="0.537cm" svg:x="3.667cm" svg:y="12.444cm">
          <text:p text:style-name="P1"><text:span text:style-name="T1">1</text:span></text:p>
        </draw:ellipse>
        <draw:line draw:style-name="gr2" draw:text-style-name="P1" draw:layer="layout" svg:x1="3.972cm" svg:y1="10.986cm" svg:x2="3.961cm" svg:y2="11.453cm">
          <text:p/>
        </draw:line>
        <draw:line draw:style-name="gr2" draw:text-style-name="P1" draw:layer="layout" svg:x1="3.973cm" svg:y1="11.987cm" svg:x2="3.962cm" svg:y2="12.454cm">
          <text:p/>
        </draw:line>
        <draw:ellipse draw:style-name="gr1" draw:text-style-name="P2" draw:layer="layout" svg:width="0.617cm" svg:height="0.537cm" svg:x="2.876cm" svg:y="9.518cm">
          <text:p text:style-name="P1"><text:span text:style-name="T1">4'</text:span></text:p>
        </draw:ellipse>
        <draw:ellipse draw:style-name="gr1" draw:text-style-name="P2" draw:layer="layout" svg:width="0.617cm" svg:height="0.537cm" svg:x="2.877cm" svg:y="8.519cm">
          <text:p text:style-name="P1"><text:span text:style-name="T1">5'</text:span></text:p>
        </draw:ellipse>
        <draw:line draw:style-name="gr2" draw:text-style-name="P1" draw:layer="layout" svg:x1="3.757cm" svg:y1="10.528cm" svg:x2="3.22cm" svg:y2="10.047cm">
          <text:p/>
        </draw:line>
        <draw:line draw:style-name="gr2" draw:text-style-name="P1" draw:layer="layout" svg:x1="3.168cm" svg:y1="9.044cm" svg:x2="3.157cm" svg:y2="9.511cm">
          <text:p/>
        </draw:line>
        <draw:ellipse draw:style-name="gr1" draw:text-style-name="P2" draw:layer="layout" svg:width="0.617cm" svg:height="0.537cm" svg:x="8.367cm" svg:y="12.551cm">
          <text:p text:style-name="P1"><text:span text:style-name="T1">3</text:span></text:p>
        </draw:ellipse>
        <draw:ellipse draw:style-name="gr1" draw:text-style-name="P2" draw:layer="layout" svg:width="0.617cm" svg:height="0.537cm" svg:x="8.368cm" svg:y="13.552cm">
          <text:p text:style-name="P1"><text:span text:style-name="T1">2</text:span></text:p>
        </draw:ellipse>
        <draw:ellipse draw:style-name="gr1" draw:text-style-name="P2" draw:layer="layout" svg:width="0.617cm" svg:height="0.537cm" svg:x="8.369cm" svg:y="14.553cm">
          <text:p text:style-name="P1"><text:span text:style-name="T1">1</text:span></text:p>
        </draw:ellipse>
        <draw:line draw:style-name="gr2" draw:text-style-name="P1" draw:layer="layout" svg:x1="8.674cm" svg:y1="13.095cm" svg:x2="8.663cm" svg:y2="13.562cm">
          <text:p/>
        </draw:line>
        <draw:line draw:style-name="gr2" draw:text-style-name="P1" draw:layer="layout" svg:x1="8.675cm" svg:y1="14.096cm" svg:x2="8.664cm" svg:y2="14.563cm">
          <text:p/>
        </draw:line>
        <draw:ellipse draw:style-name="gr1" draw:text-style-name="P2" draw:layer="layout" svg:width="0.617cm" svg:height="0.537cm" svg:x="9.178cm" svg:y="11.627cm">
          <text:p text:style-name="P1"><text:span text:style-name="T1">4</text:span></text:p>
        </draw:ellipse>
        <draw:ellipse draw:style-name="gr1" draw:text-style-name="P2" draw:layer="layout" svg:width="0.617cm" svg:height="0.537cm" svg:x="9.179cm" svg:y="10.628cm">
          <text:p text:style-name="P1"><text:span text:style-name="T1">5</text:span></text:p>
        </draw:ellipse>
        <draw:line draw:style-name="gr2" draw:text-style-name="P1" draw:layer="layout" svg:x1="8.847cm" svg:y1="12.6cm" svg:x2="9.347cm" svg:y2="12.137cm">
          <text:p/>
        </draw:line>
        <draw:line draw:style-name="gr2" draw:text-style-name="P1" draw:layer="layout" svg:x1="9.47cm" svg:y1="11.153cm" svg:x2="9.459cm" svg:y2="11.62cm">
          <text:p/>
        </draw:line>
        <draw:ellipse draw:style-name="gr1" draw:text-style-name="P2" draw:layer="layout" svg:width="0.617cm" svg:height="0.537cm" svg:x="8.368cm" svg:y="9.652cm">
          <text:p text:style-name="P1"><text:span text:style-name="T1">6</text:span></text:p>
        </draw:ellipse>
        <draw:line draw:style-name="gr3" draw:text-style-name="P1" draw:layer="layout" svg:x1="8.679cm" svg:y1="12.545cm" svg:x2="8.698cm" svg:y2="10.214cm">
          <text:p/>
        </draw:line>
        <draw:line draw:style-name="gr2" draw:text-style-name="P1" draw:layer="layout" svg:x1="9.364cm" svg:y1="10.658cm" svg:x2="8.938cm" svg:y2="10.084cm">
          <text:p/>
        </draw:line>
        <draw:ellipse draw:style-name="gr1" draw:text-style-name="P2" draw:layer="layout" svg:width="0.617cm" svg:height="0.537cm" svg:x="8.369cm" svg:y="8.653cm">
          <text:p text:style-name="P1"><text:span text:style-name="T1">6'</text:span></text:p>
        </draw:ellipse>
        <draw:ellipse draw:style-name="gr1" draw:text-style-name="P2" draw:layer="layout" svg:width="0.617cm" svg:height="0.537cm" svg:x="7.577cm" svg:y="11.619cm">
          <text:p text:style-name="P1"><text:span text:style-name="T1">4'</text:span></text:p>
        </draw:ellipse>
        <draw:ellipse draw:style-name="gr1" draw:text-style-name="P2" draw:layer="layout" svg:width="0.617cm" svg:height="0.537cm" svg:x="7.578cm" svg:y="10.62cm">
          <text:p text:style-name="P1"><text:span text:style-name="T1">5'</text:span></text:p>
        </draw:ellipse>
        <draw:line draw:style-name="gr2" draw:text-style-name="P1" draw:layer="layout" svg:x1="8.458cm" svg:y1="12.629cm" svg:x2="7.956cm" svg:y2="12.156cm">
          <text:p/>
        </draw:line>
        <draw:line draw:style-name="gr2" draw:text-style-name="P1" draw:layer="layout" svg:x1="7.869cm" svg:y1="11.145cm" svg:x2="7.858cm" svg:y2="11.612cm">
          <text:p/>
        </draw:line>
        <draw:line draw:style-name="gr2" draw:text-style-name="P1" draw:layer="layout" svg:x1="7.864cm" svg:y1="10.602cm" svg:x2="8.493cm" svg:y2="9.121cm">
          <text:p/>
        </draw:line>
        <draw:line draw:style-name="gr2" draw:text-style-name="P1" draw:layer="layout" svg:x1="8.678cm" svg:y1="9.658cm" svg:x2="8.678cm" svg:y2="9.214cm">
          <text:p/>
        </draw:line>
        <draw:ellipse draw:style-name="gr1" draw:text-style-name="P2" draw:layer="layout" svg:width="0.617cm" svg:height="0.537cm" svg:x="12.934cm" svg:y="11.201cm">
          <text:p text:style-name="P1"><text:span text:style-name="T1">3</text:span></text:p>
        </draw:ellipse>
        <draw:ellipse draw:style-name="gr1" draw:text-style-name="P2" draw:layer="layout" svg:width="0.617cm" svg:height="0.537cm" svg:x="12.935cm" svg:y="12.202cm">
          <text:p text:style-name="P1"><text:span text:style-name="T1">2</text:span></text:p>
        </draw:ellipse>
        <draw:ellipse draw:style-name="gr1" draw:text-style-name="P2" draw:layer="layout" svg:width="0.617cm" svg:height="0.537cm" svg:x="12.936cm" svg:y="13.203cm">
          <text:p text:style-name="P1"><text:span text:style-name="T1">1</text:span></text:p>
        </draw:ellipse>
        <draw:line draw:style-name="gr2" draw:text-style-name="P1" draw:layer="layout" svg:x1="13.241cm" svg:y1="11.745cm" svg:x2="13.23cm" svg:y2="12.212cm">
          <text:p/>
        </draw:line>
        <draw:line draw:style-name="gr2" draw:text-style-name="P1" draw:layer="layout" svg:x1="13.242cm" svg:y1="12.746cm" svg:x2="13.231cm" svg:y2="13.213cm">
          <text:p/>
        </draw:line>
        <draw:ellipse draw:style-name="gr1" draw:text-style-name="P2" draw:layer="layout" svg:width="0.617cm" svg:height="0.537cm" svg:x="12.145cm" svg:y="10.277cm">
          <text:p text:style-name="P1"><text:span text:style-name="T1">4''</text:span></text:p>
        </draw:ellipse>
        <draw:ellipse draw:style-name="gr1" draw:text-style-name="P2" draw:layer="layout" svg:width="0.617cm" svg:height="0.537cm" svg:x="12.146cm" svg:y="9.278cm">
          <text:p text:style-name="P1"><text:span text:style-name="T1">5''</text:span></text:p>
        </draw:ellipse>
        <draw:line draw:style-name="gr2" draw:text-style-name="P1" draw:layer="layout" svg:x1="13.026cm" svg:y1="11.287cm" svg:x2="12.489cm" svg:y2="10.806cm">
          <text:p/>
        </draw:line>
        <draw:line draw:style-name="gr2" draw:text-style-name="P1" draw:layer="layout" svg:x1="12.437cm" svg:y1="9.803cm" svg:x2="12.426cm" svg:y2="10.27cm">
          <text:p/>
        </draw:line>
        <draw:ellipse draw:style-name="gr1" draw:text-style-name="P2" draw:layer="layout" svg:width="0.617cm" svg:height="0.537cm" svg:x="17.157cm" svg:y="12.533cm">
          <text:p text:style-name="P1"><text:span text:style-name="T1">3</text:span></text:p>
        </draw:ellipse>
        <draw:ellipse draw:style-name="gr1" draw:text-style-name="P2" draw:layer="layout" svg:width="0.617cm" svg:height="0.537cm" svg:x="17.158cm" svg:y="13.534cm">
          <text:p text:style-name="P1"><text:span text:style-name="T1">2</text:span></text:p>
        </draw:ellipse>
        <draw:ellipse draw:style-name="gr1" draw:text-style-name="P2" draw:layer="layout" svg:width="0.617cm" svg:height="0.537cm" svg:x="17.159cm" svg:y="14.535cm">
          <text:p text:style-name="P1"><text:span text:style-name="T1">1</text:span></text:p>
        </draw:ellipse>
        <draw:line draw:style-name="gr2" draw:text-style-name="P1" draw:layer="layout" svg:x1="17.464cm" svg:y1="13.077cm" svg:x2="17.453cm" svg:y2="13.544cm">
          <text:p/>
        </draw:line>
        <draw:line draw:style-name="gr2" draw:text-style-name="P1" draw:layer="layout" svg:x1="17.465cm" svg:y1="14.078cm" svg:x2="17.454cm" svg:y2="14.545cm">
          <text:p/>
        </draw:line>
        <draw:ellipse draw:style-name="gr1" draw:text-style-name="P2" draw:layer="layout" svg:width="0.617cm" svg:height="0.537cm" svg:x="17.968cm" svg:y="11.609cm">
          <text:p text:style-name="P1"><text:span text:style-name="T1">4</text:span></text:p>
        </draw:ellipse>
        <draw:ellipse draw:style-name="gr1" draw:text-style-name="P2" draw:layer="layout" svg:width="0.617cm" svg:height="0.537cm" svg:x="17.969cm" svg:y="10.61cm">
          <text:p text:style-name="P1"><text:span text:style-name="T1">5</text:span></text:p>
        </draw:ellipse>
        <draw:line draw:style-name="gr2" draw:text-style-name="P1" draw:layer="layout" svg:x1="17.637cm" svg:y1="12.582cm" svg:x2="18.137cm" svg:y2="12.119cm">
          <text:p/>
        </draw:line>
        <draw:line draw:style-name="gr2" draw:text-style-name="P1" draw:layer="layout" svg:x1="18.26cm" svg:y1="11.135cm" svg:x2="18.249cm" svg:y2="11.602cm">
          <text:p/>
        </draw:line>
        <draw:ellipse draw:style-name="gr1" draw:text-style-name="P2" draw:layer="layout" svg:width="0.617cm" svg:height="0.537cm" svg:x="17.158cm" svg:y="9.634cm">
          <text:p text:style-name="P1"><text:span text:style-name="T1">6</text:span></text:p>
        </draw:ellipse>
        <draw:line draw:style-name="gr3" draw:text-style-name="P1" draw:layer="layout" svg:x1="17.469cm" svg:y1="12.527cm" svg:x2="17.488cm" svg:y2="10.196cm">
          <text:p/>
        </draw:line>
        <draw:line draw:style-name="gr2" draw:text-style-name="P1" draw:layer="layout" svg:x1="18.154cm" svg:y1="10.64cm" svg:x2="17.728cm" svg:y2="10.066cm">
          <text:p/>
        </draw:line>
        <draw:ellipse draw:style-name="gr1" draw:text-style-name="P2" draw:layer="layout" svg:width="0.617cm" svg:height="0.537cm" svg:x="17.159cm" svg:y="8.635cm">
          <text:p text:style-name="P1"><text:span text:style-name="T1">6'</text:span></text:p>
        </draw:ellipse>
        <draw:ellipse draw:style-name="gr1" draw:text-style-name="P2" draw:layer="layout" svg:width="0.617cm" svg:height="0.537cm" svg:x="16.367cm" svg:y="11.601cm">
          <text:p text:style-name="P1"><text:span text:style-name="T1">4'</text:span></text:p>
        </draw:ellipse>
        <draw:ellipse draw:style-name="gr1" draw:text-style-name="P2" draw:layer="layout" svg:width="0.617cm" svg:height="0.537cm" svg:x="16.368cm" svg:y="10.602cm">
          <text:p text:style-name="P1"><text:span text:style-name="T1">5'</text:span></text:p>
        </draw:ellipse>
        <draw:line draw:style-name="gr2" draw:text-style-name="P1" draw:layer="layout" svg:x1="17.248cm" svg:y1="12.611cm" svg:x2="16.746cm" svg:y2="12.138cm">
          <text:p/>
        </draw:line>
        <draw:line draw:style-name="gr2" draw:text-style-name="P1" draw:layer="layout" svg:x1="16.659cm" svg:y1="11.127cm" svg:x2="16.648cm" svg:y2="11.594cm">
          <text:p/>
        </draw:line>
        <draw:line draw:style-name="gr2" draw:text-style-name="P1" draw:layer="layout" svg:x1="16.654cm" svg:y1="10.584cm" svg:x2="17.283cm" svg:y2="9.103cm">
          <text:p/>
        </draw:line>
        <draw:line draw:style-name="gr2" draw:text-style-name="P1" draw:layer="layout" svg:x1="17.468cm" svg:y1="9.64cm" svg:x2="17.468cm" svg:y2="9.196cm">
          <text:p/>
        </draw:line>
        <draw:ellipse draw:style-name="gr1" draw:text-style-name="P2" draw:layer="layout" svg:width="0.617cm" svg:height="0.537cm" svg:x="15.18cm" svg:y="11.59cm">
          <text:p text:style-name="P1"><text:span text:style-name="T1">4''</text:span></text:p>
        </draw:ellipse>
        <draw:ellipse draw:style-name="gr1" draw:text-style-name="P2" draw:layer="layout" svg:width="0.617cm" svg:height="0.537cm" svg:x="15.181cm" svg:y="10.591cm">
          <text:p text:style-name="P1"><text:span text:style-name="T1">5''</text:span></text:p>
        </draw:ellipse>
        <draw:line draw:style-name="gr2" draw:text-style-name="P1" draw:layer="layout" svg:x1="15.472cm" svg:y1="11.116cm" svg:x2="15.461cm" svg:y2="11.583cm">
          <text:p/>
        </draw:line>
        <draw:line draw:style-name="gr2" draw:text-style-name="P1" draw:layer="layout" svg:x1="17.152cm" svg:y1="12.803cm" svg:x2="15.487cm" svg:y2="12.137cm">
          <text:p/>
        </draw:line>
        <draw:ellipse draw:style-name="gr1" draw:text-style-name="P2" draw:layer="layout" svg:width="0.617cm" svg:height="0.537cm" svg:x="17.16cm" svg:y="7.636cm">
          <text:p text:style-name="P1"><text:span text:style-name="T1">6''</text:span></text:p>
        </draw:ellipse>
        <draw:line draw:style-name="gr2" draw:text-style-name="P1" draw:layer="layout" svg:x1="15.487cm" svg:y1="10.602cm" svg:x2="17.244cm" svg:y2="8.122cm">
          <text:p/>
        </draw:line>
        <draw:line draw:style-name="gr2" draw:text-style-name="P1" draw:layer="layout" svg:x1="17.448cm" svg:y1="8.64cm" svg:x2="17.448cm" svg:y2="8.196cm">
          <text:p/>
        </draw:line>
        <draw:ellipse draw:style-name="gr1" draw:text-style-name="P2" draw:layer="layout" svg:width="0.617cm" svg:height="0.537cm" svg:x="7.329cm" svg:y="21.177cm">
          <text:p text:style-name="P1"><text:span text:style-name="T1">3</text:span></text:p>
        </draw:ellipse>
        <draw:ellipse draw:style-name="gr1" draw:text-style-name="P2" draw:layer="layout" svg:width="0.617cm" svg:height="0.537cm" svg:x="7.33cm" svg:y="22.178cm">
          <text:p text:style-name="P1"><text:span text:style-name="T1">2</text:span></text:p>
        </draw:ellipse>
        <draw:ellipse draw:style-name="gr1" draw:text-style-name="P2" draw:layer="layout" svg:width="0.617cm" svg:height="0.537cm" svg:x="7.331cm" svg:y="23.179cm">
          <text:p text:style-name="P1"><text:span text:style-name="T1">1</text:span></text:p>
        </draw:ellipse>
        <draw:line draw:style-name="gr2" draw:text-style-name="P1" draw:layer="layout" svg:x1="7.636cm" svg:y1="21.721cm" svg:x2="7.625cm" svg:y2="22.188cm">
          <text:p/>
        </draw:line>
        <draw:line draw:style-name="gr2" draw:text-style-name="P1" draw:layer="layout" svg:x1="7.637cm" svg:y1="22.722cm" svg:x2="7.626cm" svg:y2="23.189cm">
          <text:p/>
        </draw:line>
        <draw:ellipse draw:style-name="gr1" draw:text-style-name="P2" draw:layer="layout" svg:width="0.617cm" svg:height="0.537cm" svg:x="8.84cm" svg:y="19.853cm">
          <text:p text:style-name="P1"><text:span text:style-name="T1">4</text:span></text:p>
        </draw:ellipse>
        <draw:ellipse draw:style-name="gr1" draw:text-style-name="P2" draw:layer="layout" svg:width="0.617cm" svg:height="0.537cm" svg:x="8.841cm" svg:y="18.854cm">
          <text:p text:style-name="P1"><text:span text:style-name="T1">5</text:span></text:p>
        </draw:ellipse>
        <draw:line draw:style-name="gr2" draw:text-style-name="P1" draw:layer="layout" svg:x1="7.91cm" svg:y1="21.305cm" svg:x2="9.123cm" svg:y2="20.395cm">
          <text:p/>
        </draw:line>
        <draw:line draw:style-name="gr2" draw:text-style-name="P1" draw:layer="layout" svg:x1="9.132cm" svg:y1="19.379cm" svg:x2="9.121cm" svg:y2="19.846cm">
          <text:p/>
        </draw:line>
        <draw:ellipse draw:style-name="gr1" draw:text-style-name="P2" draw:layer="layout" svg:width="0.617cm" svg:height="0.537cm" svg:x="7.341cm" svg:y="19.854cm">
          <text:p text:style-name="P1"><text:span text:style-name="T1">6</text:span></text:p>
        </draw:ellipse>
        <draw:line draw:style-name="gr2" draw:text-style-name="P1" draw:layer="layout" svg:x1="7.635cm" svg:y1="20.451cm" svg:x2="7.622cm" svg:y2="21.147cm">
          <text:p/>
        </draw:line>
        <draw:frame draw:style-name="gr4" draw:text-style-name="P3" draw:layer="layout" svg:width="1.184cm" svg:height="0.725cm" svg:x="6.99cm" svg:y="17.778cm">
          <draw:text-box>
            <text:p><text:span text:style-name="T2">dev</text:span></text:p>
          </draw:text-box>
        </draw:frame>
        <draw:frame draw:style-name="gr5" draw:text-style-name="P3" draw:layer="layout" svg:width="1.831cm" svg:height="0.725cm" svg:x="8.59cm" svg:y="17.779cm">
          <draw:text-box>
            <text:p><text:span text:style-name="T2">feature</text:span></text:p>
          </draw:text-box>
        </draw:frame>
        <draw:ellipse draw:style-name="gr1" draw:text-style-name="P2" draw:layer="layout" svg:width="0.617cm" svg:height="0.537cm" svg:x="13.53cm" svg:y="21.178cm">
          <text:p text:style-name="P1"><text:span text:style-name="T1">3</text:span></text:p>
        </draw:ellipse>
        <draw:ellipse draw:style-name="gr1" draw:text-style-name="P2" draw:layer="layout" svg:width="0.617cm" svg:height="0.537cm" svg:x="13.531cm" svg:y="22.179cm">
          <text:p text:style-name="P1"><text:span text:style-name="T1">2</text:span></text:p>
        </draw:ellipse>
        <draw:ellipse draw:style-name="gr1" draw:text-style-name="P2" draw:layer="layout" svg:width="0.617cm" svg:height="0.537cm" svg:x="13.532cm" svg:y="23.18cm">
          <text:p text:style-name="P1"><text:span text:style-name="T1">1</text:span></text:p>
        </draw:ellipse>
        <draw:line draw:style-name="gr2" draw:text-style-name="P1" draw:layer="layout" svg:x1="13.837cm" svg:y1="21.722cm" svg:x2="13.826cm" svg:y2="22.189cm">
          <text:p/>
        </draw:line>
        <draw:line draw:style-name="gr2" draw:text-style-name="P1" draw:layer="layout" svg:x1="13.838cm" svg:y1="22.723cm" svg:x2="13.827cm" svg:y2="23.19cm">
          <text:p/>
        </draw:line>
        <draw:ellipse draw:style-name="gr1" draw:text-style-name="P2" draw:layer="layout" svg:width="0.617cm" svg:height="0.537cm" svg:x="15.041cm" svg:y="19.854cm">
          <text:p text:style-name="P1"><text:span text:style-name="T1">4</text:span></text:p>
        </draw:ellipse>
        <draw:ellipse draw:style-name="gr1" draw:text-style-name="P2" draw:layer="layout" svg:width="0.617cm" svg:height="0.537cm" svg:x="15.042cm" svg:y="18.855cm">
          <text:p text:style-name="P1"><text:span text:style-name="T1">5</text:span></text:p>
        </draw:ellipse>
        <draw:line draw:style-name="gr2" draw:text-style-name="P1" draw:layer="layout" svg:x1="14.111cm" svg:y1="21.306cm" svg:x2="15.324cm" svg:y2="20.396cm">
          <text:p/>
        </draw:line>
        <draw:line draw:style-name="gr2" draw:text-style-name="P1" draw:layer="layout" svg:x1="15.333cm" svg:y1="19.38cm" svg:x2="15.322cm" svg:y2="19.847cm">
          <text:p/>
        </draw:line>
        <draw:ellipse draw:style-name="gr1" draw:text-style-name="P2" draw:layer="layout" svg:width="0.617cm" svg:height="0.537cm" svg:x="13.542cm" svg:y="19.855cm">
          <text:p text:style-name="P1"><text:span text:style-name="T1">6</text:span></text:p>
        </draw:ellipse>
        <draw:line draw:style-name="gr2" draw:text-style-name="P1" draw:layer="layout" svg:x1="13.836cm" svg:y1="20.452cm" svg:x2="13.823cm" svg:y2="21.148cm">
          <text:p/>
        </draw:line>
        <draw:frame draw:style-name="gr4" draw:text-style-name="P3" draw:layer="layout" svg:width="1.184cm" svg:height="0.725cm" svg:x="13.191cm" svg:y="16.879cm">
          <draw:text-box>
            <text:p><text:span text:style-name="T2">dev</text:span></text:p>
          </draw:text-box>
        </draw:frame>
        <draw:frame draw:style-name="gr6" draw:text-style-name="P3" draw:layer="layout" svg:width="1.831cm" svg:height="0.814cm" svg:x="14.791cm" svg:y="17.734cm">
          <draw:text-box>
            <text:p><text:span text:style-name="T2">feature</text:span></text:p>
          </draw:text-box>
        </draw:frame>
        <draw:ellipse draw:style-name="gr1" draw:text-style-name="P2" draw:layer="layout" svg:width="0.617cm" svg:height="0.537cm" svg:x="13.543cm" svg:y="17.856cm">
          <text:p text:style-name="P1"><text:span text:style-name="T1">7</text:span></text:p>
        </draw:ellipse>
        <draw:line draw:style-name="gr2" draw:text-style-name="P1" draw:layer="layout" svg:x1="13.863cm" svg:y1="18.411cm" svg:x2="13.824cm" svg:y2="19.848cm">
          <text:p/>
        </draw:line>
        <draw:line draw:style-name="gr2" draw:text-style-name="P1" draw:layer="layout" svg:x1="14.139cm" svg:y1="18.273cm" svg:x2="15.159cm" svg:y2="18.935cm">
          <text:p/>
        </draw:line>
        <draw:ellipse draw:style-name="gr1" draw:text-style-name="P2" draw:layer="layout" svg:width="0.617cm" svg:height="0.537cm" svg:x="2.363cm" svg:y="35.056cm">
          <text:p text:style-name="P1"><text:span text:style-name="T1">3</text:span></text:p>
        </draw:ellipse>
        <draw:ellipse draw:style-name="gr1" draw:text-style-name="P2" draw:layer="layout" svg:width="0.617cm" svg:height="0.537cm" svg:x="2.364cm" svg:y="36.057cm">
          <text:p text:style-name="P1"><text:span text:style-name="T1">2</text:span></text:p>
        </draw:ellipse>
        <draw:ellipse draw:style-name="gr1" draw:text-style-name="P2" draw:layer="layout" svg:width="0.617cm" svg:height="0.537cm" svg:x="2.365cm" svg:y="37.058cm">
          <text:p text:style-name="P1"><text:span text:style-name="T1">1</text:span></text:p>
        </draw:ellipse>
        <draw:line draw:style-name="gr2" draw:text-style-name="P1" draw:layer="layout" svg:x1="2.67cm" svg:y1="35.6cm" svg:x2="2.659cm" svg:y2="36.067cm">
          <text:p/>
        </draw:line>
        <draw:line draw:style-name="gr2" draw:text-style-name="P1" draw:layer="layout" svg:x1="2.671cm" svg:y1="36.601cm" svg:x2="2.66cm" svg:y2="37.068cm">
          <text:p/>
        </draw:line>
        <draw:ellipse draw:style-name="gr1" draw:text-style-name="P2" draw:layer="layout" svg:width="0.617cm" svg:height="0.537cm" svg:x="3.874cm" svg:y="33.732cm">
          <text:p text:style-name="P1"><text:span text:style-name="T1">4</text:span></text:p>
        </draw:ellipse>
        <draw:ellipse draw:style-name="gr1" draw:text-style-name="P2" draw:layer="layout" svg:width="0.617cm" svg:height="0.537cm" svg:x="3.875cm" svg:y="32.733cm">
          <text:p text:style-name="P1"><text:span text:style-name="T1">5</text:span></text:p>
        </draw:ellipse>
        <draw:line draw:style-name="gr2" draw:text-style-name="P1" draw:layer="layout" svg:x1="2.944cm" svg:y1="35.184cm" svg:x2="4.157cm" svg:y2="34.274cm">
          <text:p/>
        </draw:line>
        <draw:line draw:style-name="gr2" draw:text-style-name="P1" draw:layer="layout" svg:x1="4.166cm" svg:y1="33.258cm" svg:x2="4.155cm" svg:y2="33.725cm">
          <text:p/>
        </draw:line>
        <draw:ellipse draw:style-name="gr1" draw:text-style-name="P2" draw:layer="layout" svg:width="0.617cm" svg:height="0.537cm" svg:x="2.375cm" svg:y="33.733cm">
          <text:p text:style-name="P1"><text:span text:style-name="T1">6</text:span></text:p>
        </draw:ellipse>
        <draw:line draw:style-name="gr2" draw:text-style-name="P1" draw:layer="layout" svg:x1="2.669cm" svg:y1="34.33cm" svg:x2="2.656cm" svg:y2="35.026cm">
          <text:p/>
        </draw:line>
        <draw:frame draw:style-name="gr4" draw:text-style-name="P3" draw:layer="layout" svg:width="1.184cm" svg:height="0.725cm" svg:x="1cm" svg:y="33.529cm">
          <draw:text-box>
            <text:p><text:span text:style-name="T2">dev</text:span></text:p>
          </draw:text-box>
        </draw:frame>
        <draw:frame draw:style-name="gr5" draw:text-style-name="P3" draw:layer="layout" svg:width="1.831cm" svg:height="0.725cm" svg:x="3.449cm" svg:y="30.782cm">
          <draw:text-box>
            <text:p><text:span text:style-name="T2">feature</text:span></text:p>
          </draw:text-box>
        </draw:frame>
        <draw:ellipse draw:style-name="gr1" draw:text-style-name="P2" draw:layer="layout" svg:width="0.617cm" svg:height="0.537cm" svg:x="3.876cm" svg:y="31.734cm">
          <text:p text:style-name="P1"><text:span text:style-name="T1">7</text:span></text:p>
        </draw:ellipse>
        <draw:line draw:style-name="gr2" draw:text-style-name="P1" draw:layer="layout" svg:x1="4.167cm" svg:y1="32.259cm" svg:x2="4.156cm" svg:y2="32.726cm">
          <text:p/>
        </draw:line>
        <draw:line draw:style-name="gr2" draw:text-style-name="P1" draw:layer="layout" svg:x1="2.646cm" svg:y1="33.746cm" svg:x2="3.944cm" svg:y2="32.1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23:00:39.65</meta:creation-date>
    <dc:date>2018-10-14T23:44:09.62</dc:date>
    <meta:editing-duration>PT3H50M6S</meta:editing-duration>
    <meta:editing-cycles>5</meta:editing-cycles>
    <meta:generator>OpenOffice/4.1.2$Win32 OpenOffice.org_project/412m3$Build-9782</meta:generator>
    <meta:document-statistic meta:object-count="134"/>
  </office:meta>
</office:document-meta>
</file>